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erif" svg:font-family="Serif" style:font-family-generic="roman"/>
  </office:font-face-decls>
  <office:automatic-styles>
    <style:style style:name="P1" style:family="paragraph" style:parent-style-name="Standard">
      <style:paragraph-properties style:line-height-at-least="0.503cm"/>
      <style:text-properties style:use-window-font-color="true" loext:opacity="0%" style:font-name="Serif" fo:font-size="10.5pt" fo:font-weight="normal" fo:background-color="transparent"/>
    </style:style>
    <style:style style:name="P2" style:family="paragraph" style:parent-style-name="Standard">
      <style:paragraph-properties style:line-height-at-least="0.503cm" fo:text-align="center" style:justify-single-word="false"/>
      <style:text-properties style:use-window-font-color="true" loext:opacity="0%" style:font-name="Serif" fo:font-size="10.5pt" fo:font-weight="normal" officeooo:rsid="0009a0b0" officeooo:paragraph-rsid="0009a0b0" fo:background-color="transparent"/>
    </style:style>
    <style:style style:name="P3" style:family="paragraph" style:parent-style-name="Standard">
      <style:paragraph-properties style:line-height-at-least="0.503cm"/>
      <style:text-properties style:use-window-font-color="true" loext:opacity="0%" style:font-name="Serif" fo:font-size="10.5pt" fo:font-weight="normal" officeooo:rsid="0009a0b0" officeooo:paragraph-rsid="0009a0b0" fo:background-color="transparent"/>
    </style:style>
    <style:style style:name="P4" style:family="paragraph" style:parent-style-name="Standard">
      <style:paragraph-properties style:line-height-at-least="0.503cm"/>
      <style:text-properties style:use-window-font-color="true" loext:opacity="0%" style:font-name="Serif" fo:font-size="10.5pt" fo:font-weight="normal" officeooo:rsid="0009fb21" officeooo:paragraph-rsid="0009fb21" fo:background-color="transparent"/>
    </style:style>
    <style:style style:name="P5" style:family="paragraph" style:parent-style-name="Standard">
      <style:paragraph-properties style:line-height-at-least="0.503cm"/>
      <style:text-properties style:use-window-font-color="true" loext:opacity="0%" style:font-name="Serif" fo:font-size="10.5pt" fo:font-weight="normal" officeooo:rsid="000a8c17" officeooo:paragraph-rsid="000a8c17" fo:background-color="transparent"/>
    </style:style>
    <style:style style:name="P6" style:family="paragraph" style:parent-style-name="Standard">
      <style:paragraph-properties style:line-height-at-least="0.503cm"/>
      <style:text-properties style:use-window-font-color="true" loext:opacity="0%" style:font-name="Serif" fo:background-color="transparent"/>
    </style:style>
    <style:style style:name="P7" style:family="paragraph" style:parent-style-name="Standard">
      <style:paragraph-properties fo:margin-top="0cm" fo:margin-bottom="0.499cm" style:contextual-spacing="false" style:line-height-at-least="0.503cm"/>
      <style:text-properties style:use-window-font-color="true" loext:opacity="0%" style:font-name="Serif" fo:background-color="transparent"/>
    </style:style>
    <style:style style:name="P8" style:family="paragraph" style:parent-style-name="Standard">
      <style:text-properties style:use-window-font-color="true" loext:opacity="0%" style:font-name="Serif" fo:background-color="transparent"/>
    </style:style>
    <style:style style:name="T1" style:family="text">
      <style:text-properties officeooo:rsid="0009a0b0"/>
    </style:style>
    <style:style style:name="T2" style:family="text">
      <style:text-properties officeooo:rsid="0009fb2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Logique</text:p>
      <text:p text:style-name="P1"/>
      <text:p text:style-name="P1">Exercice 4.1:</text:p>
      <text:p text:style-name="P1">Oui en utilisant la proposition contraire</text:p>
      <text:p text:style-name="P1">Si non (inverse condition initiale) ET non inverse(condition initiale)</text:p>
      <text:p text:style-name="P1">Si tutu &lt; Toto + 4 ET Tata !="OK" Alors</text:p>
      <text:p text:style-name="P1">Tutu ← Tutu -1</text:p>
      <text:p text:style-name="P1">Sinon</text:p>
      <text:p text:style-name="P1">Tutu ← Tutu +1</text:p>
      <text:p text:style-name="P1">Finsi</text:p>
      <text:p text:style-name="P6"/>
      <text:p text:style-name="P1">Exercice 4.2</text:p>
      <text:p text:style-name="P6"/>
      <text:p text:style-name="P1">variable heures, minutes En entier</text:p>
      <text:p text:style-name="P1">Début</text:p>
      <text:p text:style-name="P1">Ecrire "Saisissez l'heure"</text:p>
      <text:p text:style-name="P1">lire heures</text:p>
      <text:p text:style-name="P1">Ecrire "Saisissez les minutes"</text:p>
      <text:p text:style-name="P1">lire minutes</text:p>
      <text:p text:style-name="P1">minutes ← minutes +1 </text:p>
      <text:p text:style-name="P1">Si minutes &lt; 60 Alors</text:p>
      <text:p text:style-name="P1">Ecrire "Dans une minute, il sera " , heures ," heure(s) " , minutes</text:p>
      <text:p text:style-name="P1">Sinon </text:p>
      <text:p text:style-name="P1">heures ← heures+1</text:p>
      <text:p text:style-name="P1">minutes ← 0</text:p>
      <text:p text:style-name="P1">Si heures &lt; 24 Alors</text:p>
      <text:p text:style-name="P1">Ecrire "Dans une minute, il sera " , heures ," heure(s) " , minutes</text:p>
      <text:p text:style-name="P1">sinon</text:p>
      <text:p text:style-name="P1">heures ← 0</text:p>
      <text:p text:style-name="P1">Ecrire "Dans une minute, il sera " , heures ," heure(s) " , minutes</text:p>
      <text:p text:style-name="P3">Finsi</text:p>
      <text:p text:style-name="P1">Finsi</text:p>
      <text:p text:style-name="P1">Fin</text:p>
      <text:p text:style-name="P6"/>
      <text:p text:style-name="P1">Exercice 4.3:</text:p>
      <text:p text:style-name="P6"/>
      <text:p text:style-name="P1">variable heures, minutes,secondes En entier</text:p>
      <text:p text:style-name="P1">Début</text:p>
      <text:p text:style-name="P1">Ecrire "Saisissez l'heure"</text:p>
      <text:p text:style-name="P1">lire heures</text:p>
      <text:p text:style-name="P1">Ecrire "Saisissez les minutes"</text:p>
      <text:p text:style-name="P1">lire minutes</text:p>
      <text:p text:style-name="P1">Ecrire "Saisissez les secondes"</text:p>
      <text:p text:style-name="P1">lire secondes</text:p>
      <text:p text:style-name="P1">secondes ← secondes +1 </text:p>
      <text:p text:style-name="P1">Si seconde &lt; 60 Alors</text:p>
      <text:p text:style-name="P1">Ecrire "Dans une seconde, il sera " , heures ," heure(s) " , minutes ," minute(s) et " , secondes , " seconde(s)"</text:p>
      <text:p text:style-name="P1">Sinon </text:p>
      <text:p text:style-name="P1">minutes ← minutes+1</text:p>
      <text:p text:style-name="P1">secondes ← 0</text:p>
      <text:p text:style-name="P1"><text:soft-page-break/>Si minutes &lt; 60 Alors</text:p>
      <text:p text:style-name="P1">Ecrire "Dans une seconde, il sera " , heures ," heure(s) " , minutes ," minute(s) et " , secondes , " seconde(s)"</text:p>
      <text:p text:style-name="P1">Sinon </text:p>
      <text:p text:style-name="P1">heures ← heures+1</text:p>
      <text:p text:style-name="P1">minutes ← 0</text:p>
      <text:p text:style-name="P1">Si heures &lt; 24 Alors</text:p>
      <text:p text:style-name="P1">Ecrire "Dans une seconde, il sera " , heures ," heure(s) " , minutes ," minute(s) et " , secondes , " seconde(s)"</text:p>
      <text:p text:style-name="P1">sinon</text:p>
      <text:p text:style-name="P1">heures ← 0</text:p>
      <text:p text:style-name="P1">Ecrire "Dans une seconde, il sera " , heures ," heure(s) " , minutes ," minute(s) et " , secondes , " seconde(s)"</text:p>
      <text:p text:style-name="P1"><text:span text:style-name="T1">F</text:span>insi</text:p>
      <text:p text:style-name="P1">Finsi</text:p>
      <text:p text:style-name="P1">Finsi</text:p>
      <text:p text:style-name="P1">Fin</text:p>
      <text:p text:style-name="P7"/>
      <text:p text:style-name="P1">Exercice 4.4 :</text:p>
      <text:p text:style-name="P6"/>
      <text:p text:style-name="P1">Variable euro, nombre en Numérique</text:p>
      <text:p text:style-name="P1">Début</text:p>
      <text:p text:style-name="P1">Ecrire "Combien voulez vous faire de photocopies"</text:p>
      <text:p text:style-name="P1">lire nombre</text:p>
      <text:p text:style-name="P1">Si nombre &gt; 0 ET &lt;= 10 alors</text:p>
      <text:p text:style-name="P1">euro ← nombre * 0.1</text:p>
      <text:p text:style-name="P1">Ecrire "La facture est de " , euro ," euros."</text:p>
      <text:p text:style-name="P1"><text:span text:style-name="T1">S</text:span>inonSi nombre &gt; 10 ET &lt;= 30 Alors</text:p>
      <text:p text:style-name="P1">euro ← 1</text:p>
      <text:p text:style-name="P1">nombre ← nombre - 10</text:p>
      <text:p text:style-name="P1">euro ← euro + (nombre * 0.09)</text:p>
      <text:p text:style-name="P1">Ecrire "La facture est de " , euro , " euros."</text:p>
      <text:p text:style-name="P1">Sinon</text:p>
      <text:p text:style-name="P1">euro ← 2.8</text:p>
      <text:p text:style-name="P1">nombre ← nombre - 30</text:p>
      <text:p text:style-name="P1">euro ← euro + (nombre*0.08)</text:p>
      <text:p text:style-name="P1">Ecrire "La facture est de " , euro ," euros."</text:p>
      <text:p text:style-name="P1">Finsi</text:p>
      <text:p text:style-name="P1">Finsi</text:p>
      <text:p text:style-name="P1">Fin</text:p>
      <text:p text:style-name="P6"/>
      <text:p text:style-name="P1">Exercice 4.5 : </text:p>
      <text:p text:style-name="P6"/>
      <text:p text:style-name="P1">Variable sexe en Booléen, age en Numérique</text:p>
      <text:p text:style-name="P1">Debut</text:p>
      <text:p text:style-name="P1">Ecrire "êtes vous un homme ?"</text:p>
      <text:p text:style-name="P1">Lire sexe</text:p>
      <text:p text:style-name="P1">Ecrire "Quel est votre âge ?"</text:p>
      <text:p text:style-name="P1">lire age</text:p>
      <text:p text:style-name="P1">Si sexe = vrai ET age &gt; 20</text:p>
      <text:p text:style-name="P1"><text:soft-page-break/>Ecrire "Vous êtes imposable Mr"</text:p>
      <text:p text:style-name="P1">SinonSi sexe = faux ET age &gt;= 18 ET age &lt;= 35</text:p>
      <text:p text:style-name="P1">Ecrire "Vous êtes imposable Mme"</text:p>
      <text:p text:style-name="P1">Sinon</text:p>
      <text:p text:style-name="P1">Ecrire "Vous n'êtes pas dans la catégorie des personnes imposables fier habitant du Zorglub"</text:p>
      <text:p text:style-name="P1">Finsi</text:p>
      <text:p text:style-name="P1">Finsi</text:p>
      <text:p text:style-name="P1">Fin</text:p>
      <text:p text:style-name="P6"/>
      <text:p text:style-name="P1">Exercice 4.6:</text:p>
      <text:p text:style-name="P6"/>
      <text:p text:style-name="P1">Variables candidat1,candidat2,candidat3,candidat4 en Numériques</text:p>
      <text:p text:style-name="P1">Ecrire "quel est le score du 1er candidat" /*on suppose qu'ils saisissent le % en nombre normal*/</text:p>
      <text:p text:style-name="P1">Lire candidat1</text:p>
      <text:p text:style-name="P1">Ecrire "quel est le score du 2eme candidat"</text:p>
      <text:p text:style-name="P1">Lire candidat2</text:p>
      <text:p text:style-name="P1">Ecrire "quel est le score du 3eme candidat"</text:p>
      <text:p text:style-name="P1">Lire candidat3</text:p>
      <text:p text:style-name="P1">Ecrire "quel est le score du 4eme candidat"</text:p>
      <text:p text:style-name="P1">Lire candidat4</text:p>
      <text:p text:style-name="P1">Si candidat1 &gt; 50 Et (candidat1 + candidat2 + candidat3 + candidat4) = 100 Alors</text:p>
      <text:p text:style-name="P1">Ecrire "Le 1er candidat est élu dès le premier tour car il a obtenu + de 50% des voix"</text:p>
      <text:p text:style-name="P1">Sinon</text:p>
      <text:p text:style-name="P1">Si candidat1 &gt; candidat2 ET candidat1 &gt; candidat3 ET candidat1 &gt; candidat4 ET (candidat1 + candidat2 + candidat3 + candidat4) = 100 Alors</text:p>
      <text:p text:style-name="P1">Ecrire "Le 1er candidat est au second tour et est en ballotage favorable"</text:p>
      <text:p text:style-name="P1">Sinon</text:p>
      <text:p text:style-name="P1">Si candidat1 &lt; 12.5 ET (candidat1 + candidat2 + candidat3 + candidat4) = 100 Alors</text:p>
      <text:p text:style-name="P1">Ecrire "Le 1er candidat a été battu et ne participe pas au second tour</text:p>
      <text:p text:style-name="P1">Sinon</text:p>
      <text:p text:style-name="P1">Si <text:span text:style-name="T2">(</text:span>candidat1 &gt; 12.5 ET (candidat1 + candidat2 + candidat3 + candidat4) = 100 <text:span text:style-name="T2">ET (candidat1 &lt; candidat2 OU candidat1 &lt; candidat3 OU candidat1 &lt; candidat4))</text:span></text:p>
      <text:p text:style-name="P1">Ecrire "Le 1er candidat participe au second tour mais ne se trouve pas en ballotage favorable"</text:p>
      <text:p text:style-name="P1">Sinon</text:p>
      <text:p text:style-name="P1">Ecrire "La somme des suffrages ne fait pas 100, la saisie est incorrecte"</text:p>
      <text:p text:style-name="P1">Finsi</text:p>
      <text:p text:style-name="P1">finsi</text:p>
      <text:p text:style-name="P1">finsi</text:p>
      <text:p text:style-name="P1">Finsi</text:p>
      <text:p text:style-name="P1">Fin</text:p>
      <text:p text:style-name="P6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Exercice 4.7 :</text:p>
      <text:p text:style-name="P1">Variables age, accident, contrat, permis en Entiers</text:p>
      <text:p text:style-name="P1">Début</text:p>
      <text:p text:style-name="P1">Ecrire "Depuis quand êtes vous membre de notre compagnie d'assurance (saisissez le nombre d'années)"</text:p>
      <text:p text:style-name="P1">lire contrat</text:p>
      <text:p text:style-name="P1">Si contrat &gt;= 1 Alors</text:p>
      <text:p text:style-name="P1">Ecrire "Vous pouvez bénéficier du tarif bleu car vous avez 1 an ou plus d'ancienneté chez nous"</text:p>
      <text:p text:style-name="P1">Sinon</text:p>
      <text:p text:style-name="P1">Ecrire "Combien d'accident avez vous provoqués?"</text:p>
      <text:p text:style-name="P1">lire accident</text:p>
      <text:p text:style-name="P1">Si accident &gt;= 3 Alors</text:p>
      <text:p text:style-name="P1">Ecrire "Vous ne pouvez pas bénéficier de l'un de nos contrats"</text:p>
      <text:p text:style-name="P1">Sinon</text:p>
      <text:p text:style-name="P1">Ecrire "Quel age avez vous?"</text:p>
      <text:p text:style-name="P1">lire age</text:p>
      <text:p text:style-name="P1">Si age &lt; 25 ET accident &gt;=2 Alors</text:p>
      <text:p text:style-name="P1">Ecrire "Vous ne pouvez pas bénéficier de l'un de nos contrats"</text:p>
      <text:p text:style-name="P1">Sinon</text:p>
      <text:p text:style-name="P1">Ecrire "Depuis combien d'années avez vous le permis ?"</text:p>
      <text:p text:style-name="P1">Lire permis</text:p>
      <text:p text:style-name="P1">Si age &lt; 25 Alors</text:p>
      <text:p text:style-name="P1">Si permis &gt;= 2 ET accident &gt; 1 OU permis &lt; 2 ET accident &gt;= 1 Alors</text:p>
      <text:p text:style-name="P1">Ecrire "Vous ne pouvez pas bénéficier de l'un de nos contrats"</text:p>
      <text:p text:style-name="P1">Sinon</text:p>
      <text:p text:style-name="P1">Si permis &gt;= 2 ET accident = 1 OU permis &lt; 2 ET accident = 0</text:p>
      <text:p text:style-name="P1">Ecrire "Vous bénéficiez du tarif rouge"</text:p>
      <text:p text:style-name="P1">Sinon</text:p>
      <text:p text:style-name="P1">Ecrire "Vous bénéficiez du tarif orange"</text:p>
      <text:p text:style-name="P1">Finsi</text:p>
      <text:p text:style-name="P1">finsi</text:p>
      <text:p text:style-name="P1">Sinon</text:p>
      <text:p text:style-name="P1">Si permis &gt;= 2 ET accident = 2 OU permis &lt; 2 ET accident = 1 Alors</text:p>
      <text:p text:style-name="P1">Ecrire "Vous bénéficiez du tarif rouge"</text:p>
      <text:p text:style-name="P1">Sinon</text:p>
      <text:p text:style-name="P1">Si permis &gt;= 2 ET accident = 1 OU permis &lt; 2 ET accident = 0 Alors</text:p>
      <text:p text:style-name="P1">Ecrire "Vous bénéficiez du tarif orange"</text:p>
      <text:p text:style-name="P1">Sinon</text:p>
      <text:p text:style-name="P1">Ecrire "Vous bénéficiez du tarif vert"</text:p>
      <text:p text:style-name="P1">Finsi</text:p>
      <text:p text:style-name="P1">Si permis &lt; 2 ET accident &gt; 1 </text:p>
      <text:p text:style-name="P1">Ecrire "Vous ne pouvez pas bénéficier de l'un de nos contrats"</text:p>
      <text:p text:style-name="P1">Finsi</text:p>
      <text:p text:style-name="P1">Finsi</text:p>
      <text:p text:style-name="P1">Finsi</text:p>
      <text:p text:style-name="P1">Finsi</text:p>
      <text:p text:style-name="P1">Finsi</text:p>
      <text:p text:style-name="P1">Fin</text:p>
      <text:p text:style-name="P1"/>
      <text:p text:style-name="P1"/>
      <text:p text:style-name="P4"><text:soft-page-break/>Exercice 4.8</text:p>
      <text:p text:style-name="P4"/>
      <text:p text:style-name="P4"/>
      <text:p text:style-name="P4">variables jours,mois,annee en Entiers</text:p>
      <text:p text:style-name="P4">variable bissextile en booléen</text:p>
      <text:p text:style-name="P4">Début</text:p>
      <text:p text:style-name="P4">bissextile ← FAUX</text:p>
      <text:p text:style-name="P4">Écrire "Donnez successivement le jour, le mois et l’annee"</text:p>
      <text:p text:style-name="P4">lire jours,mois,annee</text:p>
      <text:p text:style-name="P4">Si jours ≤ 31 ET mois ≤ 12 ET annee &gt; -5000 ET annee &lt; 2024 ET jours &gt; 0 ET mois &gt; 0</text:p>
      <text:p text:style-name="P4">Si annee dp 400 = 0 ET annee dp 100!=0 ET annee dp 4 = 0</text:p>
      <text:p text:style-name="P4">bissextile ← VRAI</text:p>
      <text:p text:style-name="P4">FinSi</text:p>
      <text:p text:style-name="P4">Si mois = 2 ET jours &gt; 29</text:p>
      <text:p text:style-name="P4">Ecrire "Date incorrecte il n’y a pas 30 jours ou plus au mois de février"</text:p>
      <text:p text:style-name="P4">SinonSi mois = 2 ET jours = 29 ET bissextile = VRAI</text:p>
      <text:p text:style-name="P4">Écrire "La date saisie est valide."</text:p>
      <text:p text:style-name="P5">Sinon</text:p>
      <text:p text:style-name="P5">Écrire <text:span text:style-name="T2">"</text:span>La date saisie est valide.<text:span text:style-name="T2">"</text:span></text:p>
      <text:p text:style-name="P5">Sinon</text:p>
      <text:p text:style-name="P5">Écrire <text:span text:style-name="T2">"</text:span>La date saisie est invalide.<text:span text:style-name="T2">"</text:span></text:p>
      <text:p text:style-name="P4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erif" svg:font-family="Serif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0T10:43:32.654915754</meta:creation-date>
    <dc:date>2023-07-20T11:08:04.167500027</dc:date>
    <meta:editing-duration>PT3M1S</meta:editing-duration>
    <meta:editing-cycles>1</meta:editing-cycles>
    <meta:document-statistic meta:table-count="0" meta:image-count="0" meta:object-count="0" meta:page-count="5" meta:paragraph-count="190" meta:word-count="1063" meta:character-count="5538" meta:non-whitespace-character-count="4658"/>
    <meta:generator>LibreOffice/7.3.7.2$Linux_X86_64 LibreOffice_project/30$Build-2</meta:generator>
  </office:meta>
</office:document-meta>
</file>